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4" style:family="graphic" style:parent-style-name="standard">
      <style:graphic-properties draw:fill="solid" draw:fill-color="#00c800" draw:textarea-horizontal-align="justify" draw:textarea-vertical-align="middle" draw:auto-grow-height="false" fo:min-height="0cm" fo:min-width="0cm"/>
    </style:style>
    <style:style style:name="gr5"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6" style:family="graphic" style:parent-style-name="standard">
      <style:graphic-properties draw:textarea-vertical-align="middl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10.63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18pt" style:font-size-asian="18pt" style:font-size-complex="18pt"/>
    </style:style>
    <style:style style:name="P6" style:family="paragraph">
      <style:text-properties fo:font-size="14pt" style:font-size-asian="14pt" style:font-size-complex="14pt"/>
    </style:style>
    <style:style style:name="P7" style:family="paragraph">
      <style:paragraph-properties fo:text-align="start"/>
    </style:style>
    <style:style style:name="P8" style:family="paragraph">
      <style:paragraph-properties fo:text-align="start"/>
      <style:text-properties fo:font-size="10pt" style:font-size-asian="10pt" style:font-size-complex="10pt"/>
    </style:style>
    <style:style style:name="P9"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10" style:family="paragraph">
      <style:paragraph-properties fo:margin-left="0cm" fo:margin-right="0cm" fo:margin-top="0cm" fo:margin-bottom="0cm" fo:text-align="center" fo:text-indent="0cm" style:punctuation-wrap="hanging" style:writing-mode="lr-tb"/>
      <style:text-properties fo:hyphenate="false"/>
    </style:style>
    <style:style style:name="P11"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18pt" fo:language="en" fo:country="US"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6" style:family="text">
      <style:text-properties fo:font-family="Arial" style:font-family-generic="roman" style:font-pitch="variable" fo:font-size="18pt" fo:language="fr" fo:country="MC"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7"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8" style:family="text">
      <style:text-properties fo:font-size="14pt" style:font-size-asian="14pt" style:font-size-complex="14pt"/>
    </style:style>
    <style:style style:name="T9" style:family="text">
      <style:text-properties fo:font-size="13pt" style:font-size-asian="13pt" style:font-size-complex="13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text:span><text:span text:style-name="T6">sure</text:span><text:span text:style-name="T7"> </text:span><text:span text:style-name="T5">that</text:span><text:span text:style-name="T7"> Miniconda is installed with the sympy package.</text:span></text:p>
              </text:list-item>
              <text:list-item>
                <text:p text:style-name="P4"><text:span text:style-name="T7">Make sure that the SysML v2 reference implementation for Miniconda is installed.</text:span></text:p>
              </text:list-item>
              <text:list-item>
                <text:p text:style-name="P4"><text:span text:style-name="T7">Make sure that the "model" to work with is on page 3 of this slide deck (by default, it contains a simplified version of the the well-known "Jukebox" model).</text:span><text:span text:style-name="T7"><text:line-break/></text:span><text:span text:style-name="T7">You can optionally use numbers in round brackets to define the order in which the use case activities correspond to matrices in the fas-as-a-formula computation.</text:span></text:p>
              </text:list-item>
              <text:list-item>
                <text:p text:style-name="P4"><text:span text:style-name="T7">Make sure that the information at the bottom of slide 3 is entered correctly </text:span><text:span text:style-name="T7"><text:line-break/></text:span><text:span text:style-name="T7">(All folder names needs to be specified with a slash or backslash as a last character, e.g. "c:\Temp\“ on Windows or "~/" on Linux for the working folder).</text:span></text:p>
              </text:list-item>
              <text:list-item>
                <text:p text:style-name="P4"><text:span text:style-name="T7">Make sure that the sub-directories of the "src" folder from this distribution of the plugin are copied into the working folder as specified at the bottom of slide 3.</text:span></text:p>
              </text:list-item>
              <text:list-item>
                <text:p text:style-name="P4"><text:span text:style-name="T7">Make sure that OpenOffice / LibreOffice Impress macros are enabled.</text:span></text:p>
              </text:list-item>
              <text:list-item>
                <text:p text:style-name="P4"><text:span text:style-name="T7">Choose the demo to run:</text:span></text:p>
                <text:list>
                  <text:list-item>
                    <text:p><text:span text:style-name="T7">Use the buttons on the right side of slide 3 from top to bottom for a full demo with a SysML v2 repository.</text:span></text:p>
                  </text:list-item>
                  <text:list-item>
                    <text:p><text:span text:style-name="T7">Use the button on slide 4 for a demo without an installed SysML v2 repository.</text:span></text:p>
                  </text:list-item>
                </text:list>
              </text:list-item>
            </text:list>
          </draw:text-box>
        </draw:frame>
        <draw:frame draw:style-name="gr2" draw:text-style-name="P6" draw:layer="layout" svg:width="26.016cm" svg:height="0.806cm" svg:x="1.2cm" svg:y="19.812cm">
          <draw:text-box>
            <text:p text:style-name="P6"><text:span text:style-name="T8">[To learn more about the button “link image snippet” on slide 3, see io\usecase-activity-editor\freesketch\ReadMe.txt]</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button form:name="btnShowOutput" form:control-implementation="ooo:com.sun.star.form.component.CommandButton" xml:id="control4" form:id="control4" form:label="Show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howFasOutput?language=Basic&amp;location=document" xlink:type="simple"/>
              </office:event-listeners>
            </form:button>
            <form:button form:name="btnFreeSketch" form:control-implementation="ooo:com.sun.star.form.component.CommandButton" xml:id="control5" form:id="control5" form:label="Link image snippe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FreesketchPlugin?language=Basic&amp;location=document" xlink:type="simple"/>
              </office:event-listeners>
            </form:button>
          </form:form>
        </office:forms>
        <draw:custom-shape draw:style-name="gr3" draw:text-style-name="P2"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1" draw:id="id1" draw:layer="layout" svg:width="5.622cm" svg:height="2.6cm" svg:x="1.778cm" svg:y="4cm">
          <text:p text:style-name="P2">(1) 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7.4cm" svg:y1="5.3cm" svg:x2="13.4cm" svg:y2="5.3cm" draw:start-shape="id1" draw:start-glue-point="1" draw:end-shape="id2" draw:end-glue-point="3" svg:d="M7400 5300h6000">
          <text:p text:style-name="P2">Money</text:p>
          <text:p text:style-name="P2"><text:span text:style-name="T9"/></text:p>
          <text:p text:style-name="P2"/>
        </draw:connector>
        <draw:custom-shape draw:style-name="gr4" draw:text-style-name="P2" xml:id="id2" draw:id="id2" draw:layer="layout" svg:width="6.158cm" svg:height="2.6cm" svg:x="13.4cm" svg:y="4cm">
          <text:p text:style-name="P2">(2) 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3" draw:id="id3" draw:layer="layout" svg:width="6.147cm" svg:height="2.591cm" svg:x="13.411cm" svg:y="10.312cm">
          <text:p text:style-name="P2">(3) 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4" draw:id="id4" draw:layer="layout" svg:width="5.613cm" svg:height="2.591cm" svg:x="1.778cm" svg:y="10.312cm">
          <text:p text:style-name="P2">(4) 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13.411cm" svg:y1="11.607cm" svg:x2="7.391cm" svg:y2="11.607cm" draw:start-shape="id3" draw:start-glue-point="3" draw:end-shape="id4" svg:d="M13411 11607h-6020">
          <text:p text:style-name="P2">Music</text:p>
          <text:p text:style-name="P2"><text:span text:style-name="T9"/></text:p>
          <text:p text:style-name="P2"/>
        </draw:connector>
        <draw:rect draw:style-name="gr6" draw:text-style-name="P8" draw:layer="layout" svg:width="25.8cm" svg:height="0.6cm" svg:x="2cm" svg:y="19.4cm">
          <text:p text:style-name="P7"><text:span text:style-name="T10">Working folder:</text:span><text:span text:style-name="T11"> C:\Temp\</text:span></text:p>
        </draw:rect>
        <draw:rect draw:style-name="gr6" draw:text-style-name="P8" draw:layer="layout" svg:width="12.8cm" svg:height="0.6cm" svg:x="15cm" svg:y="20.2cm">
          <text:p text:style-name="P7"><text:span text:style-name="T10">Xterm command (Linux only):</text:span><text:span text:style-name="T11"> gnome-terminal</text:span></text:p>
        </draw:rect>
        <draw:rect draw:style-name="gr6" draw:text-style-name="P8" draw:layer="layout" svg:width="12.8cm" svg:height="0.6cm" svg:x="2cm" svg:y="20.2cm">
          <text:p text:style-name="P7"><text:span text:style-name="T10">Python home folder:</text:span><text:span text:style-name="T11"> C:\Users\xyz\AppData\Local\miniconda3\</text:span></text:p>
        </draw:rect>
        <draw:connector draw:style-name="gr5" draw:text-style-name="P2" draw:layer="layout" svg:x1="16.479cm" svg:y1="6.6cm" svg:x2="16.484cm" svg:y2="10.312cm" draw:start-shape="id2" draw:end-shape="id3" svg:d="M16479 6600v1856h5v1856">
          <text:p text:style-name="P2"><text:s text:c="27"/>PaymentStatus</text:p>
          <text:p text:style-name="P2"><text:span text:style-name="T9"/></text:p>
          <text:p text:style-name="P2"/>
        </draw:connector>
        <draw:control draw:style-name="standard" draw:text-style-name="P9" draw:layer="controls" svg:width="4.836cm" svg:height="1.411cm" svg:x="22.786cm" svg:y="12.293cm" draw:control="control1"/>
        <draw:control draw:style-name="standard" draw:text-style-name="P9" draw:layer="controls" svg:width="4.809cm" svg:height="1.376cm" svg:x="22.743cm" svg:y="14.162cm" draw:control="control2"/>
        <draw:control draw:style-name="standard" draw:text-style-name="P9" draw:layer="controls" svg:width="4.773cm" svg:height="1.376cm" svg:x="22.743cm" svg:y="16.032cm" draw:control="control3"/>
        <draw:control draw:style-name="standard" draw:text-style-name="P9" draw:layer="controls" svg:width="4.773cm" svg:height="1.376cm" svg:x="22.744cm" svg:y="17.832cm" draw:control="control4"/>
        <draw:control draw:style-name="standard" draw:text-style-name="P9" draw:layer="controls" svg:width="4.836cm" svg:height="1.411cm" svg:x="22.786cm" svg:y="0.694cm" draw:control="control5"/>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Output" form:control-implementation="ooo:com.sun.star.form.component.CommandButton" xml:id="control6" form:id="control6"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7" draw:text-style-name="P2"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9" draw:layer="layout" svg:width="11.6cm" svg:height="2.8cm" svg:x="2.4cm" svg:y="16cm" draw:control="control6"/>
        <draw:custom-shape draw:name="Rectangle 8" draw:style-name="gr8" draw:text-style-name="P11" draw:layer="layout" svg:width="4.355cm" svg:height="2.291cm" svg:x="20cm" svg:y="9.409cm">
          <text:p text:style-name="P10"><text:span text:style-name="T12">Python</text:span></text:p>
          <draw:enhanced-geometry svg:viewBox="0 0 21600 21600" draw:type="rectangle" draw:enhanced-path="M 0 0 L 21600 0 21600 21600 0 21600 0 0 Z N"/>
        </draw:custom-shape>
        <draw:custom-shape draw:style-name="gr9"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0" draw:text-style-name="P11" draw:layer="layout" svg:width="3.758cm" svg:height="2.291cm" svg:x="15.8cm" svg:y="9.409cm">
          <text:p text:style-name="P10"><text:span text:style-name="T13">OpenOffice</text:span></text:p>
          <text:p text:style-name="P10"><text:span text:style-name="T13">(+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11H44M16S</meta:editing-duration>
    <meta:editing-cycles>279</meta:editing-cycles>
    <dc:date>2023-07-14T00:48:50.82</dc:date>
    <dc:creator>J L</dc:creator>
    <meta:generator>OpenOffice/4.1.13$Win32 OpenOffice.org_project/4113m1$Build-9810</meta:generator>
    <meta:document-statistic meta:object-count="58"/>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bin/bash -c '" + PythonFolder +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ub RunFas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ShowFasOutput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functional-architecture-browser/"
        else
            FolderName = FolderName + "\functional-architecture-browser\"
        endif
       endif
       if Left$(RectangleShape.String,20)="Python home folder: " then
           PythonFolder = Right$(RectangleShape.String,LEN(RectangleShape.String)-20)
       end if

    endif
  next
  
  sTest = ""
 
  sMainCode = "run_renderer.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CallFreesketchPlugin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28)="Xterm command (Linux only): " then
        XtermBinaryName = Right$(RectangleShape.String,LEN(RectangleShape.String)-28)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reesketch_plugin.py"
  ModelElement$ = ""
  
  
  currSel= oDoc.CurrentSelection 	
  NumSelected = 0
  if not IsNull(currSel) then NumSelected=currSel.getCount() else msgbox("Nothing selected.")
  
  myFileSep = "\"
  if GetGUIType()&gt;1 then myFileSep = "/"
  sTestFileURL = ConvertToUrl(FolderName+"freesketch"+myFileSep+"imageplugin.jar")	
	
  If not FileExists(sTestFileURL) then 
      msgbox("Free Sketch Plugin needs to be provided to link image snippets to model elements. See the ReadMe.txt in io/usecase-activity-editor/freesketch.")
      NumSelected = 0
  endif 
  
  for nSelected = 1 to NumSelected
      currObject = currSel.getByIndex(nSelected-1)
      ModelElement$ = currObject.String
      if Instr(ModelElement$,"(") &gt; 0 then
         iClosingPos = Instr(ModelElement$,")")
         if iClosingPos &gt; 0 then ModelElement$ = Right(ModelElement$,len(ModelElement$)-iClosingPos)
      endif
      ModelElement$ = Trim(ModelElement$)
      if NumSelected &gt; 1 then msgBox("Press OK when ready to start linking " + ModelElement$)

	 'Different command line Windows / Linux:
	 if GetGUIType()&gt;1 then
         Shell(XtermBinaryName,1,"-e " +chr$(34)+ "/bin/bash -c 'cd " + FolderName + "freesketch;" + PythonFolder + "python " + sMainCode + " " + FolderName + " " + ModelElement$+ ";read -n1 -r -p PAUSED key'" +chr$(34) , true)
   	 else
	     OPEN FolderName + "run_freesketch_plugin.bat" FOR OUTPUT AS 2
		     PRINT #2, "@echo off"
		     PRINT #2, "cd " +FolderName +"freesketch"
		     FolderNameNew = ""
		     FOR NREP = 1 TO LEN(FolderName)
		        FolderNameNew = FolderNameNew + MID$(FolderName, NREP,1)
		        if MID$(FolderName, NREP,1) = "\" THEN FolderNameNew = FolderNameNew + "\"
		     NEXT
		     PRINT #2, chr$(34) + PythonFolder + "python" + chr$(34)  + " " + chr$(34)+  sMainCode + chr$(34)+ " " + chr$(34)+ FolderNameNew + chr$(34) + " " + ModelElement$  
		     PRINT #2, "del " + FolderName + "run_freesketch_plugin.bat"
	     CLOSE #2
	     Shell(FolderName + "run_freesketch_plugin.bat", 1, "", true)
	 endif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